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20a74" officeooo:paragraph-rsid="00220a74" style:font-weight-asian="normal" style:font-weight-complex="normal"/>
    </style:style>
    <style:style style:name="P2" style:family="paragraph" style:parent-style-name="Standard">
      <style:paragraph-properties fo:text-align="justify" style:justify-single-word="false"/>
      <style:text-properties fo:font-weight="normal" officeooo:rsid="00220a74" officeooo:paragraph-rsid="0022292b" style:font-weight-asian="normal" style:font-weight-complex="normal"/>
    </style:style>
    <style:style style:name="P3" style:family="paragraph" style:parent-style-name="Standard">
      <style:paragraph-properties fo:text-align="justify" style:justify-single-word="false"/>
      <style:text-properties fo:font-weight="normal" officeooo:rsid="00220a74" officeooo:paragraph-rsid="0023db54" style:font-weight-asian="normal" style:font-weight-complex="normal"/>
    </style:style>
    <style:style style:name="P4" style:family="paragraph" style:parent-style-name="Standard">
      <style:paragraph-properties fo:text-align="justify" style:justify-single-word="false"/>
      <style:text-properties fo:font-weight="normal" officeooo:rsid="001c8c7d" officeooo:paragraph-rsid="00220a74" style:font-weight-asian="normal" style:font-weight-complex="normal"/>
    </style:style>
    <style:style style:name="P5" style:family="paragraph" style:parent-style-name="Standard">
      <style:paragraph-properties fo:text-align="justify" style:justify-single-word="false"/>
      <style:text-properties fo:font-weight="normal" officeooo:rsid="001e88e2" officeooo:paragraph-rsid="001e88e2" style:font-weight-asian="normal" style:font-weight-complex="normal"/>
    </style:style>
    <style:style style:name="P6" style:family="paragraph" style:parent-style-name="Standard">
      <style:paragraph-properties fo:text-align="justify" style:justify-single-word="false"/>
      <style:text-properties fo:font-weight="normal" officeooo:rsid="0022292b" officeooo:paragraph-rsid="0022292b" style:font-weight-asian="normal" style:font-weight-complex="normal"/>
    </style:style>
    <style:style style:name="P7" style:family="paragraph" style:parent-style-name="Standard">
      <style:paragraph-properties fo:text-align="justify" style:justify-single-word="false"/>
      <style:text-properties fo:font-weight="normal" officeooo:rsid="0022292b" officeooo:paragraph-rsid="0023db54" style:font-weight-asian="normal" style:font-weight-complex="normal"/>
    </style:style>
    <style:style style:name="P8" style:family="paragraph" style:parent-style-name="Standard">
      <style:paragraph-properties fo:text-align="justify" style:justify-single-word="false"/>
      <style:text-properties fo:font-weight="normal" officeooo:rsid="0024f9db" officeooo:paragraph-rsid="0024f9db" style:font-weight-asian="normal" style:font-weight-complex="normal"/>
    </style:style>
    <style:style style:name="P9" style:family="paragraph" style:parent-style-name="Standard">
      <style:paragraph-properties fo:text-align="justify" style:justify-single-word="false"/>
      <style:text-properties fo:font-weight="normal" officeooo:rsid="0026d2d5" officeooo:paragraph-rsid="0026d2d5" style:font-weight-asian="normal" style:font-weight-complex="normal"/>
    </style:style>
    <style:style style:name="P10" style:family="paragraph" style:parent-style-name="Standard">
      <style:paragraph-properties fo:text-align="justify" style:justify-single-word="false"/>
      <style:text-properties fo:font-weight="normal" officeooo:rsid="00287677" officeooo:paragraph-rsid="00287677" style:font-weight-asian="normal" style:font-weight-complex="normal"/>
    </style:style>
    <style:style style:name="P11" style:family="paragraph" style:parent-style-name="Standard">
      <style:paragraph-properties fo:text-align="justify" style:justify-single-word="false"/>
      <style:text-properties fo:font-weight="normal" officeooo:rsid="001a96ca" officeooo:paragraph-rsid="001a96ca" style:font-weight-asian="normal" style:font-weight-complex="normal"/>
    </style:style>
    <style:style style:name="P12" style:family="paragraph" style:parent-style-name="Standard">
      <style:paragraph-properties fo:text-align="justify" style:justify-single-word="false"/>
      <style:text-properties fo:font-weight="normal" officeooo:rsid="00194f95" officeooo:paragraph-rsid="00194f95" style:font-weight-asian="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158bde" officeooo:paragraph-rsid="00158bd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158bde" officeooo:paragraph-rsid="00160706"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158bde" officeooo:paragraph-rsid="00220a74"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1ab218" officeooo:paragraph-rsid="001ab21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bold" officeooo:rsid="00158bde" officeooo:paragraph-rsid="00158bde"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size="12pt" fo:font-weight="bold" officeooo:rsid="0011ae2f" officeooo:paragraph-rsid="0011ae2f"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58bde" officeooo:paragraph-rsid="00158bde"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58bde" officeooo:paragraph-rsid="00160706"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58bde" officeooo:paragraph-rsid="00220a74"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ab218" officeooo:paragraph-rsid="001ab218"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style="italic" fo:font-weight="normal" officeooo:rsid="00158bde" officeooo:paragraph-rsid="00158bde"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fo:font-size="12pt" fo:font-style="italic" fo:font-weight="normal" officeooo:rsid="00158bde" officeooo:paragraph-rsid="00160706"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fo:font-size="12pt" fo:font-weight="normal" officeooo:rsid="00158bde" officeooo:paragraph-rsid="00158bde"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b24cc" officeooo:paragraph-rsid="001b24cc"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weight="bold" officeooo:rsid="00194f95" officeooo:paragraph-rsid="00194f95" style:font-weight-asian="bold" style:font-weight-complex="bold"/>
    </style:style>
    <style:style style:name="P28" style:family="paragraph" style:parent-style-name="Standard">
      <style:paragraph-properties fo:text-align="justify" style:justify-single-word="false"/>
      <style:text-properties fo:font-weight="bold" officeooo:rsid="00160706" officeooo:paragraph-rsid="00160706" style:font-weight-asian="bold" style:font-weight-complex="bold"/>
    </style:style>
    <style:style style:name="P29" style:family="paragraph" style:parent-style-name="Standard">
      <style:paragraph-properties fo:text-align="justify" style:justify-single-word="false"/>
      <style:text-properties fo:font-weight="bold" officeooo:rsid="001a96ca" officeooo:paragraph-rsid="001a96ca" style:font-weight-asian="bold" style:font-weight-complex="bold"/>
    </style:style>
    <style:style style:name="P30" style:family="paragraph" style:parent-style-name="Standard">
      <style:paragraph-properties fo:text-align="justify" style:justify-single-word="false"/>
      <style:text-properties fo:font-style="italic" fo:font-weight="bold" officeooo:rsid="00287677" officeooo:paragraph-rsid="00287677"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font-style="italic" fo:font-weight="bold" officeooo:rsid="0007f803" officeooo:paragraph-rsid="0007f803"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style="italic" fo:font-weight="bold" officeooo:rsid="000600d9" officeooo:paragraph-rsid="000600d9"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style="italic" fo:font-weight="bold" officeooo:rsid="0011ae2f" officeooo:paragraph-rsid="0011ae2f"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officeooo:paragraph-rsid="002a4ad3"/>
    </style:style>
    <style:style style:name="P35" style:family="paragraph" style:parent-style-name="Standard">
      <style:paragraph-properties fo:text-align="justify" style:justify-single-word="false"/>
      <style:text-properties officeooo:paragraph-rsid="00204671"/>
    </style:style>
    <style:style style:name="P36" style:family="paragraph" style:parent-style-name="Standard">
      <style:paragraph-properties fo:text-align="justify" style:justify-single-word="false"/>
      <style:text-properties officeooo:paragraph-rsid="00287677"/>
    </style:style>
    <style:style style:name="P37" style:family="paragraph" style:parent-style-name="Standard">
      <style:paragraph-properties fo:text-align="justify" style:justify-single-word="false"/>
      <style:text-properties officeooo:paragraph-rsid="0028d95d"/>
    </style:style>
    <style:style style:name="P3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9" style:family="paragraph" style:parent-style-name="Standard">
      <style:paragraph-properties fo:text-align="justify" style:justify-single-word="false"/>
      <style:text-properties officeooo:rsid="0007f803" officeooo:paragraph-rsid="0007f803"/>
    </style:style>
    <style:style style:name="P40" style:family="paragraph" style:parent-style-name="Standard">
      <style:paragraph-properties fo:text-align="justify" style:justify-single-word="false"/>
      <style:text-properties officeooo:rsid="0007f803" officeooo:paragraph-rsid="001cff08"/>
    </style:style>
    <style:style style:name="P41" style:family="paragraph" style:parent-style-name="Standard">
      <style:paragraph-properties fo:text-align="justify" style:justify-single-word="false"/>
      <style:text-properties officeooo:rsid="000b1d70" officeooo:paragraph-rsid="001cff08"/>
    </style:style>
    <style:style style:name="P42" style:family="paragraph" style:parent-style-name="Standard">
      <style:paragraph-properties fo:text-align="justify" style:justify-single-word="false"/>
      <style:text-properties officeooo:rsid="000c96f0" officeooo:paragraph-rsid="000c96f0"/>
    </style:style>
    <style:style style:name="P43" style:family="paragraph" style:parent-style-name="Standard">
      <style:paragraph-properties fo:text-align="justify" style:justify-single-word="false"/>
      <style:text-properties officeooo:rsid="000e0130" officeooo:paragraph-rsid="000e0130"/>
    </style:style>
    <style:style style:name="P44" style:family="paragraph" style:parent-style-name="Standard">
      <style:paragraph-properties fo:text-align="justify" style:justify-single-word="false"/>
      <style:text-properties officeooo:rsid="000e8f33" officeooo:paragraph-rsid="000e8f33"/>
    </style:style>
    <style:style style:name="P45" style:family="paragraph" style:parent-style-name="Standard">
      <style:paragraph-properties fo:text-align="justify" style:justify-single-word="false"/>
      <style:text-properties officeooo:rsid="0010098a" officeooo:paragraph-rsid="0010098a"/>
    </style:style>
    <style:style style:name="P46" style:family="paragraph" style:parent-style-name="Standard">
      <style:paragraph-properties fo:text-align="justify" style:justify-single-word="false"/>
      <style:text-properties officeooo:rsid="0011ae2f" officeooo:paragraph-rsid="0011ae2f"/>
    </style:style>
    <style:style style:name="P47" style:family="paragraph" style:parent-style-name="Standard">
      <style:paragraph-properties fo:text-align="justify" style:justify-single-word="false"/>
      <style:text-properties officeooo:rsid="0011ae2f" officeooo:paragraph-rsid="00158bde"/>
    </style:style>
    <style:style style:name="P48" style:family="paragraph" style:parent-style-name="Standard">
      <style:paragraph-properties fo:text-align="justify" style:justify-single-word="false"/>
      <style:text-properties officeooo:rsid="000600d9" officeooo:paragraph-rsid="000600d9"/>
    </style:style>
    <style:style style:name="P49" style:family="paragraph" style:parent-style-name="Standard">
      <style:paragraph-properties fo:text-align="justify" style:justify-single-word="false"/>
      <style:text-properties officeooo:rsid="00160706" officeooo:paragraph-rsid="00160706"/>
    </style:style>
    <style:style style:name="P50" style:family="paragraph" style:parent-style-name="Preformatted_20_Text">
      <style:paragraph-properties fo:text-align="justify" style:justify-single-word="false"/>
      <style:text-properties style:font-name="Liberation Serif" fo:font-size="12pt" fo:font-weight="bold" officeooo:rsid="0024f9db" officeooo:paragraph-rsid="0024f9db" style:font-size-asian="12pt" style:font-weight-asian="bold" style:font-size-complex="12pt" style:font-weight-complex="bold"/>
    </style:style>
    <style:style style:name="P51"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52" style:family="paragraph" style:parent-style-name="Preformatted_20_Text">
      <style:paragraph-properties fo:margin-top="0in" fo:margin-bottom="0.1965in" style:contextual-spacing="false" fo:text-align="justify" style:justify-single-word="false"/>
      <style:text-properties style:font-name="Liberation Serif" fo:font-size="12pt" style:font-size-asian="12pt" style:font-size-complex="12pt"/>
    </style:style>
    <style:style style:name="T1" style:family="text">
      <style:text-properties officeooo:rsid="0007da8a"/>
    </style:style>
    <style:style style:name="T2" style:family="text">
      <style:text-properties officeooo:rsid="0009aabe"/>
    </style:style>
    <style:style style:name="T3" style:family="text">
      <style:text-properties officeooo:rsid="000e8f33"/>
    </style:style>
    <style:style style:name="T4" style:family="text">
      <style:text-properties officeooo:rsid="0010098a"/>
    </style:style>
    <style:style style:name="T5" style:family="text">
      <style:text-properties officeooo:rsid="00136820"/>
    </style:style>
    <style:style style:name="T6" style:family="text">
      <style:text-properties officeooo:rsid="00158bde"/>
    </style:style>
    <style:style style:name="T7" style:family="text">
      <style:text-properties fo:font-weight="normal" officeooo:rsid="00158bde" style:font-weight-asian="normal" style:font-weight-complex="normal"/>
    </style:style>
    <style:style style:name="T8" style:family="text">
      <style:text-properties fo:font-weight="normal" officeooo:rsid="0024f9db" style:font-weight-asian="normal" style:font-weight-complex="normal"/>
    </style:style>
    <style:style style:name="T9" style:family="text">
      <style:text-properties fo:font-weight="normal" officeooo:rsid="00287677" style:font-weight-asian="normal" style:font-weight-complex="normal"/>
    </style:style>
    <style:style style:name="T10" style:family="text">
      <style:text-properties fo:font-weight="normal" officeooo:rsid="0028d95d" style:font-weight-asian="normal" style:font-weight-complex="normal"/>
    </style:style>
    <style:style style:name="T11" style:family="text">
      <style:text-properties fo:font-style="italic" officeooo:rsid="00158bde" style:font-style-asian="italic" style:font-style-complex="italic"/>
    </style:style>
    <style:style style:name="T12" style:family="text">
      <style:text-properties fo:font-style="italic" officeooo:rsid="00160706"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160706" style:font-style-asian="italic" style:font-weight-asian="bold" style:font-style-complex="italic" style:font-weight-complex="bold"/>
    </style:style>
    <style:style style:name="T15" style:family="text">
      <style:text-properties fo:font-style="italic" fo:font-weight="bold" officeooo:rsid="00287677"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58bde" style:font-style-asian="normal" style:font-weight-asian="normal" style:font-style-complex="normal" style:font-weight-complex="normal"/>
    </style:style>
    <style:style style:name="T18" style:family="text">
      <style:text-properties fo:font-style="normal" fo:font-weight="normal" officeooo:rsid="00160706" style:font-style-asian="normal" style:font-weight-asian="normal" style:font-style-complex="normal" style:font-weight-complex="normal"/>
    </style:style>
    <style:style style:name="T19" style:family="text">
      <style:text-properties fo:font-style="normal" fo:font-weight="normal" officeooo:rsid="001b515b" style:font-style-asian="normal" style:font-weight-asian="normal" style:font-style-complex="normal" style:font-weight-complex="normal"/>
    </style:style>
    <style:style style:name="T20" style:family="text">
      <style:text-properties fo:font-style="normal" fo:font-weight="normal" officeooo:rsid="00287677" style:font-style-asian="normal" style:font-weight-asian="normal" style:font-style-complex="normal" style:font-weight-complex="normal"/>
    </style:style>
    <style:style style:name="T21" style:family="text">
      <style:text-properties officeooo:rsid="00160706"/>
    </style:style>
    <style:style style:name="T22" style:family="text">
      <style:text-properties fo:font-size="12pt" fo:font-style="normal" officeooo:rsid="001ab218" style:font-size-asian="12pt" style:font-style-asian="normal" style:font-size-complex="12pt" style:font-style-complex="normal"/>
    </style:style>
    <style:style style:name="T23" style:family="text">
      <style:text-properties fo:font-size="12pt" officeooo:rsid="001b24cc" style:font-size-asian="12pt" style:font-size-complex="12pt"/>
    </style:style>
    <style:style style:name="T24" style:family="text">
      <style:text-properties officeooo:rsid="0007f803"/>
    </style:style>
    <style:style style:name="T25" style:family="text">
      <style:text-properties officeooo:rsid="00220a74"/>
    </style:style>
    <style:style style:name="T26" style:family="text">
      <style:text-properties officeooo:rsid="0022292b"/>
    </style:style>
    <style:style style:name="T27" style:family="text">
      <style:text-properties officeooo:rsid="001e88e2"/>
    </style:style>
    <style:style style:name="T28" style:family="text">
      <style:text-properties officeooo:rsid="0026c1f6"/>
    </style:style>
    <style:style style:name="T29" style:family="text">
      <style:text-properties officeooo:rsid="0026f522"/>
    </style:style>
    <style:style style:name="T30" style:family="text">
      <style:text-properties officeooo:rsid="00287677"/>
    </style:style>
    <style:style style:name="T31" style:family="text">
      <style:text-properties officeooo:rsid="0028d95d"/>
    </style:style>
    <style:style style:name="T32" style:family="text">
      <style:text-properties fo:font-size="14pt" fo:font-weight="bold" officeooo:rsid="0007da8a" style:font-size-asian="14pt" style:font-weight-asian="bold" style:font-size-complex="14pt" style:font-weight-complex="bold"/>
    </style:style>
    <style:style style:name="T33" style:family="text">
      <style:text-properties officeooo:rsid="0029cb83"/>
    </style:style>
    <style:style style:name="T34" style:family="text">
      <style:text-properties officeooo:rsid="002a4a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text:tab/><text:tab/><text:tab/><text:tab/><text:tab/><text:span text:style-name="T32">CSE 537- Artificial Intelligence </text:span></text:p>
      <text:p text:style-name="P38"><text:tab/><text:tab/><text:tab/><text:tab/><text:tab/><text:tab/><text:span text:style-name="T1">Project-3 Report</text:span></text:p>
      <text:p text:style-name="P39"/>
      <text:p text:style-name="P31">Team Members:</text:p>
      <text:p text:style-name="P35"><text:span text:style-name="T24">1. Rajendra Kumar R (</text:span>109785402<text:span text:style-name="T5">)</text:span></text:p>
      <text:p text:style-name="P39">2. Sri Sruti Mandadapu <text:span text:style-name="T5">(109749215)</text:span></text:p>
      <text:p text:style-name="P39"/>
      <text:p text:style-name="P31">Files Submitted:</text:p>
      <text:p text:style-name="P40">1. csp.py:</text:p>
      <text:p text:style-name="P40"><text:tab/>Th<text:span text:style-name="T2">e code for Constraint Propagation which implements the three algorithms.</text:span></text:p>
      <text:p text:style-name="P41">2. Read_Input.py:</text:p>
      <text:p text:style-name="P41"><text:tab/>Reads from the input file and creates data structures to store the data from the file.</text:p>
      <text:p text:style-name="P41">3. Test_Input_Files(Folder) :</text:p>
      <text:p text:style-name="P41"><text:tab/>This folder contains all the test files with which the code is executed and verified.</text:p>
      <text:p text:style-name="P42"/>
      <text:p text:style-name="P42"/>
      <text:p text:style-name="P32">Assumptions:</text:p>
      <text:p text:style-name="P43">1. If a TA does not have any skill, the he/she will not be considered for assignment.</text:p>
      <text:p text:style-name="P43">2. If a course does not have any specific skills requirement, then any TA can be assigned to it.</text:p>
      <text:p text:style-name="P43">3. <text:span text:style-name="T3">An assignment is considered to be complete if all the TAs are assigned to their full availability or all the courses have their assignment full.</text:span></text:p>
      <text:p text:style-name="P44">4. <text:span text:style-name="T4">A TA can be partially assigned too, i.e. <text:s/>TA having a single course assigned to 0.5 is valid.</text:span></text:p>
      <text:p text:style-name="P45"/>
      <text:p text:style-name="P45"/>
      <text:p text:style-name="P33">Algorithms Implemented:</text:p>
      <text:p text:style-name="P46"/>
      <text:p text:style-name="P18">1. Plain Backtracking <text:span text:style-name="T6">Search:</text:span></text:p>
      <text:p text:style-name="P18"><text:tab/><text:span text:style-name="T7">The </text:span><text:span text:style-name="T11">backtracking_search </text:span><text:span text:style-name="T18">function</text:span><text:span text:style-name="T12"> </text:span><text:span text:style-name="T17">implements this algorithm. At each step, a value form the domain (Courses) is assigned to a variable (TA) if the given constraints are satisfied. If the assignment fails, then the algorithm backtracks, that is the previous assigned values are removed and new assignments are made to the variables. </text:span></text:p>
      <text:p text:style-name="P18"/>
      <text:p text:style-name="P13"/>
      <text:p text:style-name="P23">Sample output:</text:p>
      <text:p text:style-name="P19"><text:span text:style-name="T16">When this algorithm is run with the “testInput</text:span><text:span text:style-name="T19">2</text:span><text:span text:style-name="T16">” file, following is the obtained output:</text:span></text:p>
      <text:p text:style-name="P19"/>
      <text:p text:style-name="P16">=======Constraint Propagation=======</text:p>
      <text:p text:style-name="P16">Variables : <text:s/>{'TA4': 1, 'TA5': 1, 'TA6': 1, 'TA7': 1, 'TA1': 1, 'TA2': 1, 'TA3': 1, 'TA8': 1, 'TA10': 1, 'TA9': 1} </text:p>
      <text:p text:style-name="P22"/>
      <text:p text:style-name="P16">Domains: <text:s/>{'CSE114': 1.5, 'CSE306': 0.5, 'CSE307': 0, 'CSE110': 2, 'CSE101': 1.5} </text:p>
      <text:p text:style-name="P22"/>
      <text:p text:style-name="P16">Total number of nodes expanded for Backtracking Search: 284</text:p>
      <text:p text:style-name="P16"/>
      <text:p text:style-name="P16">Total time taken by the backtracking search algorithm: 0.00226712226868 seconds</text:p>
      <text:p text:style-name="P22"/>
      <text:p text:style-name="P16">Assignment: {'TA4': [['CSE306', 0.5]], 'TA5': [['CSE110', 1.0]], 'TA6': [['CSE110', 1.0]], 'TA7': <text:soft-page-break/>[['CSE101', 1.0]], 'TA1': [['CSE114', 1.0]], 'TA10': [['CSE114', 0.5]], 'TA8': [['CSE101', 0.5]]}</text:p>
      <text:p text:style-name="P19"/>
      <text:p text:style-name="P19"/>
      <text:p text:style-name="P19"/>
      <text:p text:style-name="P17">2. Backtracking Search with Forward Checking:</text:p>
      <text:p text:style-name="P25"><text:tab/>The <text:span text:style-name="T14">forward_checking</text:span><text:span text:style-name="T21"> function implements this algorithm. As in backtracking, a class is assigned to a TA at each step. When the value of a course becomes zero, it is removed from the list. This decreases the number of domain values to be checked for each TA whether they satisfy the constraints or no.</text:span></text:p>
      <text:p text:style-name="P19"/>
      <text:p text:style-name="P24">Sample output:</text:p>
      <text:p text:style-name="P20"><text:span text:style-name="T16">When this algorithm is run with the “testInput</text:span><text:span text:style-name="T19">2</text:span><text:span text:style-name="T16">” file, following is the obtained output:</text:span></text:p>
      <text:p text:style-name="P14"/>
      <text:p text:style-name="P26">=======Constraint Propagation=======</text:p>
      <text:p text:style-name="P26">Variables : <text:s/>{'TA4': 1, 'TA5': 1, 'TA6': 1, 'TA7': 1, 'TA1': 1, 'TA2': 1, 'TA3': 1, 'TA8': 1, 'TA10': 1, 'TA9': 1} </text:p>
      <text:p text:style-name="P26"/>
      <text:p text:style-name="P26">Domains: <text:s/>{'CSE114': 1.5, 'CSE306': 0.5, 'CSE307': 0, 'CSE110': 2, 'CSE101': 1.5} </text:p>
      <text:p text:style-name="P26"/>
      <text:p text:style-name="P26">Total number of nodes expanded for Backtracking Search with Forward Checking: 161</text:p>
      <text:p text:style-name="P26"/>
      <text:p text:style-name="P26">Total time taken by the Forward checking algorithm: 0.00187110900879 <text:s/>seconds</text:p>
      <text:p text:style-name="P26"/>
      <text:p text:style-name="P26">Assignment: {'TA4': [['CSE306', 0.5]], 'TA5': [['CSE110', 1.0]], 'TA6': [['CSE110', 1.0]], 'TA7': [['CSE101', 1.0]], 'TA1': [['CSE114', 1.0]], 'TA10': [['CSE114', 0.5]], 'TA8': [['CSE101', 0.5]]}</text:p>
      <text:p text:style-name="P19"/>
      <text:p text:style-name="P47"/>
      <text:p text:style-name="P48">Maximum skills matched (checked how ? )</text:p>
      <text:p text:style-name="P48"/>
      <text:p text:style-name="P28">3. Backtracking Search with Forward Checking and <text:span text:style-name="T28">Constraint Propagation</text:span>:</text:p>
      <text:p text:style-name="P4"><text:tab/>The <text:span text:style-name="T13">arcConsistency</text:span> method implements this algorithm. <text:span text:style-name="T25">Each variable (TA) is checked if it is consistent with all the other variables. In other terms, TA1 is said to be consistent with TA2 if only if for every course(domain value) for TA1 there is a valid course(domain value) for TA2. This consistency check is performed before assigning courses to the TAs .</text:span></text:p>
      <text:p text:style-name="P1"><text:tab/> </text:p>
      <text:p text:style-name="P1">Sample Output:</text:p>
      <text:p text:style-name="P21"><text:span text:style-name="T16">When this algorithm is run with the “testInput</text:span><text:span text:style-name="T19">2</text:span><text:span text:style-name="T16">” file, following is the obtained output:</text:span></text:p>
      <text:p text:style-name="P15"/>
      <text:p text:style-name="P5">=======Constraint Propagation=======</text:p>
      <text:p text:style-name="P5">Variables : <text:s/>{'TA4': 1, 'TA5': 1, 'TA6': 1, 'TA7': 1, 'TA1': 1, 'TA2': 1, 'TA3': 1, 'TA8': 1, 'TA10': 1, 'TA9': 1} </text:p>
      <text:p text:style-name="P5"/>
      <text:p text:style-name="P5">Domains: <text:s/>{'CSE114': 1.5, 'CSE306': 0.5, 'CSE307': 0, 'CSE110': 2, 'CSE101': 1.5} </text:p>
      <text:p text:style-name="P5"/>
      <text:p text:style-name="P5">Total number of nodes expanded for Backtracking Search with Forward Checking and Arc Consistency: 28</text:p>
      <text:p text:style-name="P5"/>
      <text:p text:style-name="P5">Total time taken by the Forward checking algorithm: 0.000289916992188 <text:s/>seconds</text:p>
      <text:p text:style-name="P5"/>
      <text:p text:style-name="P5"><text:soft-page-break/>Assignment: {'TA1': [['CSE101', 0.5]], 'TA2': [['CSE101', 1]], 'TA3': [['CSE110', 1]], 'TA8': [['CSE110', 1]], 'TA9': [['CSE114', 1]], 'TA10': [['CSE114', 0.5], ['CSE306', 0.5]]}</text:p>
      <text:p text:style-name="P49"/>
      <text:p text:style-name="P27">Observations:</text:p>
      <text:p text:style-name="P1">The number of nodes explored and the time taken by each algorithm are estimated. The results are shown below:</text:p>
      <text:p text:style-name="P1"/>
      <text:p text:style-name="P1">Input file: testInput2</text:p>
      <text:p text:style-name="P1"/>
      <text:p text:style-name="P1">Number of Nodes :</text:p>
      <text:p text:style-name="P1"/>
      <text:p text:style-name="P1">S.No. <text:s text:c="11"/>Algorithm <text:s text:c="10"/><text:tab/><text:tab/><text:tab/><text:tab/><text:tab/><text:tab/>Node<text:span text:style-name="T26">s</text:span></text:p>
      <text:p text:style-name="P1">===========================<text:span text:style-name="T26">======================================</text:span></text:p>
      <text:p text:style-name="P1">1. <text:tab/> <text:s text:c="8"/>Pure Backtracking Search <text:s text:c="2"/><text:tab/><text:tab/><text:tab/><text:tab/><text:tab/>284</text:p>
      <text:p text:style-name="P1">2. <text:s text:c="17"/>Backtracking+ Forward checking <text:s/><text:tab/><text:tab/><text:tab/><text:tab/><text:span text:style-name="T26">161</text:span></text:p>
      <text:p text:style-name="P6">3. <text:s text:c="17"/>Backtracking+ Forward checking+ Constraint Propagation<text:tab/>28</text:p>
      <text:p text:style-name="P6"/>
      <text:p text:style-name="P6">Time Taken:</text:p>
      <text:p text:style-name="P6"/>
      <text:p text:style-name="P2">S.No. <text:s text:c="11"/>Algorithm <text:s text:c="10"/><text:tab/><text:tab/><text:tab/><text:tab/><text:tab/><text:tab/><text:span text:style-name="T26">Time (in seconds)</text:span></text:p>
      <text:p text:style-name="P2">===========================<text:span text:style-name="T26">======================================</text:span></text:p>
      <text:p text:style-name="P3">1. <text:tab/> <text:s text:c="8"/>Pure Backtracking Search <text:s text:c="2"/><text:tab/><text:tab/><text:tab/><text:tab/><text:tab/><text:span text:style-name="T22">0.00226</text:span></text:p>
      <text:p text:style-name="P3">2. <text:s text:c="17"/>Backtracking+ Forward checking <text:s/><text:tab/><text:tab/><text:tab/><text:tab/><text:span text:style-name="T23">0.00187</text:span></text:p>
      <text:p text:style-name="P7">3. <text:s text:c="17"/>Backtracking+ Forward checking+ Constraint Propagation<text:tab/><text:span text:style-name="T27">0.00028</text:span></text:p>
      <text:p text:style-name="P1"/>
      <text:p text:style-name="P50">Testing:</text:p>
      <text:p text:style-name="P50"/>
      <text:p text:style-name="P51"><text:s text:c="4"/>- Unzip the file, AI-Project0<text:span text:style-name="T34">3</text:span>-rraghupatrun_<text:span text:style-name="T34">smandadapu</text:span>.zip</text:p>
      <text:p text:style-name="P51"><text:s text:c="4"/>- Open PyCharm.</text:p>
      <text:p text:style-name="P51"><text:s text:c="4"/>- Open the file "<text:span text:style-name="T33">csp.py</text:span>" from the un-zipped directory.</text:p>
      <text:p text:style-name="P51"><text:s text:c="4"/>- Run the program using "Shift + F10" or "ALT + u" - Click on "Run <text:span text:style-name="T33">csp</text:span>"</text:p>
      <text:p text:style-name="P51"><text:s text:c="4"/>- Select the algorithm to run for the given <text:span text:style-name="T33">input file.</text:span></text:p>
      <text:p text:style-name="P52"><text:s text:c="4"/>- Hit Enter.</text:p>
      <text:p text:style-name="P8"/>
      <text:p text:style-name="P29">Optimizations:</text:p>
      <text:p text:style-name="P9">1. <text:s/><text:span text:style-name="T29">In Forward Checking algorithm, if a course is fully assigned, it is removed from the list which is reducing the number of values that need to be checked for consistency, unlike <text:s/>Backtracking search where all the values are considered for consistency check. This reduces the number of nodes that are being explored at each level.</text:span></text:p>
      <text:p text:style-name="P10">2. In the Constraint Propagation algorithm, only the courses that are valid, i.e. consistent with the corresponding TA are added to the list, which reduces the search time.</text:p>
      <text:p text:style-name="P10">3. If a course requires a TA or no (i.e. the number of students are less than 25) is checked before the consistency check. This reduces the running time of the algorithms.</text:p>
      <text:p text:style-name="P10"/>
      <text:p text:style-name="P27">Challenges:</text:p>
      <text:p text:style-name="P8">1. <text:s/><text:span text:style-name="T30">The given input file dataset_AI_CSP was very inconsistent. We made a few modifications to it. The new file is testInput1. Also, we implemented the below logic to handle this dataset:</text:span></text:p>
      <text:p text:style-name="P36"><text:span text:style-name="T8"><text:tab/></text:span><text:span text:style-name="T9">While checking if the TA skills match a particular course's required skills in the function </text:span><text:soft-page-break/><text:span text:style-name="T15">skillTest </text:span><text:span text:style-name="T20">we have checked if more than 80% of the skills required are not being satisfied by the TA, then the assignment is not considered.</text:span></text:p>
      <text:p text:style-name="P30"><text:s/></text:p>
      <text:p text:style-name="P29">Conclusion:</text:p>
      <text:p text:style-name="P11">1. Backtracking is a brute force constraint checking algorithm, and it explored <text:span text:style-name="T31">284</text:span> nodes <text:span text:style-name="T31">for the given input as shown on the Observations section.</text:span></text:p>
      <text:p text:style-name="P11">2. Forward checking is an efficient backtracking <text:span text:style-name="T31">as it</text:span> prun<text:span text:style-name="T31">es</text:span> the domain of each variable as we traverse to the leaves of the Graph/Tree. Due to this we achieved the assignment by visiting just <text:span text:style-name="T31">161</text:span> nodes.</text:p>
      <text:p text:style-name="P37"><text:span text:style-name="T10">3. </text:span><text:s/><text:span text:style-name="T31">Constraint Propagation (A</text:span>rc Consistency<text:span text:style-name="T31">)</text:span> has made the failure prediction even before the assignment, due to this the assignment is very simple and easy. However the problem is a very dense graph in which every node is connected to every other node so the arc check is costly, however there is a tradeoff at the assigning the value to the variables.</text:p>
      <text:p text:style-name="P37"/>
      <text:p text:style-name="P37"/>
      <text:p text:style-name="P29"/>
      <text:p text:style-name="P12"/>
      <text:p text:style-name="P12"/>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5:44:38.648913938</meta:creation-date>
    <dc:date>2015-03-22T23:34:04.678256305</dc:date>
    <meta:editing-duration>PT3H39M59S</meta:editing-duration>
    <meta:editing-cycles>38</meta:editing-cycles>
    <meta:generator>LibreOffice/4.2.7.2$Linux_X86_64 LibreOffice_project/420m0$Build-2</meta:generator>
    <meta:document-statistic meta:table-count="0" meta:image-count="0" meta:object-count="0" meta:page-count="4" meta:paragraph-count="84" meta:word-count="1059" meta:character-count="7064" meta:non-whitespace-character-count="5855"/>
  </office:meta>
</office:document-meta>
</file>